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körper_20_Einrückung_20_Organon">
      <style:text-properties officeooo:paragraph-rsid="00225583"/>
    </style:style>
    <style:style style:name="T1" style:family="text">
      <style:text-properties fo:font-weight="bold" style:font-weight-asian="bold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47">
        <text:h text:style-name="Heading_20_3" text:outline-level="3"><text:bookmark-start text:name="__RefHeading___Toc62938_1640206654"/><text:alphabetical-index-mark-start text:id="IMark92406028"/>Projektordner ausklappen<text:bookmark-end text:name="__RefHeading___Toc62938_1640206654"/><text:alphabetical-index-mark-end text:id="IMark92406028"/></text:h>
        <text:p text:style-name="P1">Mit Klick auf den Eintrag wird der gesamte Projektordner inklusive aller Unterordner ausgeklappt. </text:p>
        <text:p text:style-name="P1">Andere Ordner, die nicht im Projektordner enthalten sind, werden <text:span text:style-name="T1">nicht</text:span> ausgeklappt. <text:s/></text:p>
        <text:p text:style-name="Textkörper_20_Einrückung_20_Organon">Einzelne Ordner können auch mit einem Rechtsklick auf ihr Icon ausgeklappt werden. Im aufpoppenden Fenster „Ordner ausklappen“ wählen.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loext:contextual-spacing="false" fo:text-indent="0cm" style:auto-text-indent="false"/>
    </style:style>
    <style:style style:name="Textkörper_20_Einrückung_20_Organon" style:display-name="Textkörper Einrückung Organon" style:family="paragraph" style:parent-style-name="Text_20_body_20_indent" style:class="text">
      <style:paragraph-properties fo:line-height="15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13T08:26:50.232000000</dc:date>
    <meta:editing-duration>P0D</meta:editing-duration>
    <meta:editing-cycles>1</meta:editing-cycles>
    <meta:document-statistic meta:table-count="0" meta:image-count="0" meta:object-count="0" meta:page-count="1" meta:paragraph-count="4" meta:word-count="44" meta:character-count="341" meta:non-whitespace-character-count="298"/>
    <meta:generator>LibreOffice/5.0.4.2$Windows_x86 LibreOffice_project/2b9802c1994aa0b7dc6079e128979269cf95bc78</meta:generator>
  </office:meta>
</office:document-meta>
</file>